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9dfb" officeooo:paragraph-rsid="000f9d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cion inicial</text:p>
      <text:p text:style-name="P1"/>
      <text:p text:style-name="P1">Realiza un algoritmo de alguna actividad que realices en tu dia a dia.</text:p>
      <text:p text:style-name="P1"/>
      <text:p text:style-name="P1"/>
      <text:p text:style-name="P1"/>
      <text:p text:style-name="P1"/>
      <text:p text:style-name="P1">Realiza algoritmo diagrama de flujo y pseudocodigo del siguiente problema: Solicitando una calificación, imprimir aprobado si dicha calificación si dicha calificaron es mayor a 6, imprimir reprobado si la calificación es menor a 6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09:30:26.226000000</meta:creation-date>
    <dc:date>2022-03-09T09:38:00.077000000</dc:date>
    <meta:editing-duration>PT7M41S</meta:editing-duration>
    <meta:editing-cycles>1</meta:editing-cycles>
    <meta:document-statistic meta:table-count="0" meta:image-count="0" meta:object-count="0" meta:page-count="1" meta:paragraph-count="3" meta:word-count="49" meta:character-count="319" meta:non-whitespace-character-count="273"/>
    <meta:generator>LibreOffice/6.2.0.3$Windows_X86_64 LibreOffice_project/98c6a8a1c6c7b144ce3cc729e34964b47ce25d62</meta:generator>
  </office:meta>
</office:document-meta>
</file>